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BLOCKSIZE</text:p>
          </table:table-cell>
          <table:table-cell office:value-type="string" calcext:value-type="string">
            <text:p>NUMTRIALS</text:p>
          </table:table-cell>
          <table:table-cell office:value-type="string" calcext:value-type="string">
            <text:p>PERFORMANCE</text:p>
          </table:table-cell>
          <table:table-cell table:style-name="Default" office:value-type="string" calcext:value-type="string">
            <text:p>PROBABILITY 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348" calcext:value-type="float">
            <text:p>16348</text:p>
          </table:table-cell>
          <table:table-cell office:value-type="float" office:value="514.995" calcext:value-type="float">
            <text:p>514.995</text:p>
          </table:table-cell>
          <table:table-cell office:value-type="percentage" office:value="0.42427" calcext:value-type="percentage">
            <text:p>42.43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48" calcext:value-type="float">
            <text:p>16348</text:p>
          </table:table-cell>
          <table:table-cell office:value-type="float" office:value="570.173" calcext:value-type="float">
            <text:p>570.173</text:p>
          </table:table-cell>
          <table:table-cell office:value-type="percentage" office:value="0.41528" calcext:value-type="percentage">
            <text:p>41.53%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48" calcext:value-type="float">
            <text:p>16348</text:p>
          </table:table-cell>
          <table:table-cell office:value-type="float" office:value="532.1615" calcext:value-type="float">
            <text:p>532.1615</text:p>
          </table:table-cell>
          <table:table-cell office:value-type="percentage" office:value="0.42348" calcext:value-type="percentage">
            <text:p>42.35%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48" calcext:value-type="float">
            <text:p>16348</text:p>
          </table:table-cell>
          <table:table-cell office:value-type="float" office:value="532.1615" calcext:value-type="float">
            <text:p>532.1615</text:p>
          </table:table-cell>
          <table:table-cell office:value-type="percentage" office:value="0.41228" calcext:value-type="percentage">
            <text:p>41.23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981.7833" calcext:value-type="float">
            <text:p>981.7833</text:p>
          </table:table-cell>
          <table:table-cell office:value-type="percentage" office:value="0.41681" calcext:value-type="percentage">
            <text:p>41.68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928.3771" calcext:value-type="float">
            <text:p>928.3771</text:p>
          </table:table-cell>
          <table:table-cell office:value-type="percentage" office:value="0.42096" calcext:value-type="percentage">
            <text:p>42.10%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095.1871" calcext:value-type="float">
            <text:p>1095.1871</text:p>
          </table:table-cell>
          <table:table-cell office:value-type="percentage" office:value="0.41776" calcext:value-type="percentage">
            <text:p>41.78%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110.6291" calcext:value-type="float">
            <text:p>1110.6291</text:p>
          </table:table-cell>
          <table:table-cell office:value-type="percentage" office:value="0.42413" calcext:value-type="percentage">
            <text:p>42.41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1873.7419" calcext:value-type="float">
            <text:p>1873.7419</text:p>
          </table:table-cell>
          <table:table-cell office:value-type="percentage" office:value="0.42334" calcext:value-type="percentage">
            <text:p>42.33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961.6858" calcext:value-type="float">
            <text:p>1961.6858</text:p>
          </table:table-cell>
          <table:table-cell office:value-type="percentage" office:value="0.41687" calcext:value-type="percentage">
            <text:p>41.69%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861.8182" calcext:value-type="float">
            <text:p>1861.8182</text:p>
          </table:table-cell>
          <table:table-cell office:value-type="percentage" office:value="0.41945" calcext:value-type="percentage">
            <text:p>41.95%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2223.6699" calcext:value-type="float">
            <text:p>2223.6699</text:p>
          </table:table-cell>
          <table:table-cell office:value-type="percentage" office:value="0.41959" calcext:value-type="percentage">
            <text:p>41.96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office:value-type="float" office:value="3082.0166" calcext:value-type="float">
            <text:p>3082.0166</text:p>
          </table:table-cell>
          <table:table-cell office:value-type="percentage" office:value="0.41991" calcext:value-type="percentage">
            <text:p>41.99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3637.6555" calcext:value-type="float">
            <text:p>3637.6555</text:p>
          </table:table-cell>
          <table:table-cell office:value-type="percentage" office:value="0.41987" calcext:value-type="percentage">
            <text:p>41.99%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055.4455" calcext:value-type="float">
            <text:p>4055.4455</text:p>
          </table:table-cell>
          <table:table-cell office:value-type="percentage" office:value="0.4229" calcext:value-type="percentage">
            <text:p>42.29%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4079.6814" calcext:value-type="float">
            <text:p>4079.6814</text:p>
          </table:table-cell>
          <table:table-cell office:value-type="percentage" office:value="0.41933" calcext:value-type="percentage">
            <text:p>41.93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38.7317" calcext:value-type="float">
            <text:p>4638.7317</text:p>
          </table:table-cell>
          <table:table-cell office:value-type="percentage" office:value="0.42029" calcext:value-type="percentage">
            <text:p>42.03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099.7767" calcext:value-type="float">
            <text:p>6099.7767</text:p>
          </table:table-cell>
          <table:table-cell office:value-type="percentage" office:value="0.42036" calcext:value-type="percentage">
            <text:p>42.04%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043.8521" calcext:value-type="float">
            <text:p>7043.8521</text:p>
          </table:table-cell>
          <table:table-cell office:value-type="percentage" office:value="0.41784" calcext:value-type="percentage">
            <text:p>41.78%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92.2154" calcext:value-type="float">
            <text:p>7592.2154</text:p>
          </table:table-cell>
          <table:table-cell office:value-type="percentage" office:value="0.42132" calcext:value-type="percentage">
            <text:p>42.13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4288" calcext:value-type="float">
            <text:p>524288</text:p>
          </table:table-cell>
          <table:table-cell office:value-type="float" office:value="5988.3038" calcext:value-type="float">
            <text:p>5988.3038</text:p>
          </table:table-cell>
          <table:table-cell office:value-type="percentage" office:value="0.41903" calcext:value-type="percentage">
            <text:p>41.90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8918.8894" calcext:value-type="float">
            <text:p>8918.8894</text:p>
          </table:table-cell>
          <table:table-cell office:value-type="percentage" office:value="0.42092" calcext:value-type="percentage">
            <text:p>42.09%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843.1504" calcext:value-type="float">
            <text:p>10843.1504</text:p>
          </table:table-cell>
          <table:table-cell office:value-type="percentage" office:value="0.4197" calcext:value-type="percentage">
            <text:p>41.97%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138.0012" calcext:value-type="float">
            <text:p>11138.0012</text:p>
          </table:table-cell>
          <table:table-cell office:value-type="percentage" office:value="0.42184" calcext:value-type="percentage">
            <text:p>42.18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79.5708" calcext:value-type="float">
            <text:p>7479.5708</text:p>
          </table:table-cell>
          <table:table-cell office:value-type="percentage" office:value="0.42087" calcext:value-type="percentage">
            <text:p>42.09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060.3608" calcext:value-type="float">
            <text:p>12060.3608</text:p>
          </table:table-cell>
          <table:table-cell office:value-type="percentage" office:value="0.42002" calcext:value-type="percentage">
            <text:p>42.00%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6692.8167" calcext:value-type="float">
            <text:p>16692.8167</text:p>
          </table:table-cell>
          <table:table-cell office:value-type="percentage" office:value="0.42064" calcext:value-type="percentage">
            <text:p>42.06%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7156.021" calcext:value-type="float">
            <text:p>17156.021</text:p>
          </table:table-cell>
          <table:table-cell office:value-type="percentage" office:value="0.42006" calcext:value-type="percentage">
            <text:p>42.0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01:17:26.237391447</meta:creation-date>
    <dc:date>2020-05-18T01:31:05.846241604</dc:date>
    <meta:editing-duration>PT26S</meta:editing-duration>
    <meta:editing-cycles>2</meta:editing-cycles>
    <meta:generator>LibreOffice/6.1.5.2$Linux_X86_64 LibreOffice_project/10$Build-2</meta:generator>
    <meta:document-statistic meta:table-count="1" meta:cell-count="116" meta:object-count="0"/>
  </office:meta>
</office:document-meta>
</file>